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09ffc5" officeooo:paragraph-rsid="0009ffc5"/>
    </style:style>
    <style:style style:name="P2" style:family="paragraph" style:parent-style-name="Text_20_body" style:list-style-name="L1">
      <style:text-properties officeooo:rsid="0009ffc5" officeooo:paragraph-rsid="0009ffc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SC 559 8/23/2022</text:p>
      <text:list xml:id="list2092876587" text:style-name="L1">
        <text:list-item>
          <text:p text:style-name="P2">Intros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3T10:33:38.574000000</meta:creation-date>
    <dc:date>2022-08-23T10:47:53.894000000</dc:date>
    <meta:editing-duration>PT4M5S</meta:editing-duration>
    <meta:editing-cycles>1</meta:editing-cycles>
    <meta:generator>LibreOffice/7.3.4.2$Windows_x86 LibreOffice_project/728fec16bd5f605073805c3c9e7c4212a0120dc5</meta:generator>
    <meta:document-statistic meta:table-count="0" meta:image-count="0" meta:object-count="0" meta:page-count="1" meta:paragraph-count="3" meta:word-count="6" meta:character-count="28" meta:non-whitespace-character-count="26"/>
  </office:meta>
</office:document-meta>
</file>